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line-height="15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line-height="150%" fo:text-align="end" style:justify-single-word="false" fo:text-indent="0cm" style:auto-text-indent="false">
        <style:tab-stops>
          <style:tab-stop style:position="15.499cm"/>
        </style:tab-stops>
      </style:paragraph-properties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margin-top="0cm" fo:margin-bottom="0.34cm" fo:text-align="justify" style:justify-single-word="false" fo:hyphenation-ladder-count="no-limit" fo:padding-left="0cm" fo:padding-right="0cm" fo:padding-top="0cm" fo:padding-bottom="0.106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 fo:hyphenation-ladder-count="no-limit"/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Helvetica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-0.079cm" fo:margin-top="0cm" fo:margin-bottom="0.388cm" fo:text-align="justify" style:justify-single-word="false" fo:hyphenation-ladder-count="no-limit" fo:text-indent="0cm" style:auto-text-indent="false" style:snap-to-layout-grid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text-underline-style="solid" style:text-underline-width="auto" style:text-underline-color="font-color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.388cm" fo:text-align="justify" style:justify-single-word="false" fo:hyphenation-ladder-count="no-limit" fo:text-indent="0cm" style:auto-text-indent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6" style:family="paragraph" style:parent-style-name="Corps_20_de_20_texte_20_2">
      <style:paragraph-properties fo:margin-left="0cm" fo:margin-right="0cm" fo:text-indent="0cm" style:auto-text-indent="false"/>
      <style:text-properties style:font-name="Helvetica" fo:font-size="11pt" style:font-size-asian="11pt" style:font-name-complex="Arial" style:font-size-complex="11pt"/>
    </style:style>
    <style:style style:name="P27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Helvetica" fo:font-size="11pt" style:font-size-asian="11pt" style:font-name-complex="Arial" style:font-size-complex="11pt"/>
    </style:style>
    <style:style style:name="P28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Helvetica" fo:font-size="11pt" style:font-size-asian="11pt" style:font-size-complex="11pt"/>
    </style:style>
    <style:style style:name="P29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Helvetica" fo:font-size="11pt" style:font-size-asian="11pt" style:font-size-complex="11pt"/>
    </style:style>
    <style:style style:name="P30" style:family="paragraph" style:parent-style-name="Heading_20_1">
      <style:paragraph-properties fo:margin-left="0cm" fo:margin-right="-0.004cm" fo:text-indent="0cm" style:auto-text-indent="false">
        <style:tab-stops/>
      </style:paragraph-properties>
      <style:text-properties style:font-name="Helvetica" fo:font-size="11pt" style:font-size-asian="11pt" style:font-size-complex="11pt"/>
    </style:style>
    <style:style style:name="P3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style:font-name-complex="Arial"/>
    </style:style>
    <style:style style:name="T5" style:family="text">
      <style:text-properties fo:font-style="italic" style:font-style-asian="italic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2"/>
      <text:p text:style-name="P2"/>
      <text:p text:style-name="P5">%=OBJET=%</text:p>
      <text:p text:style-name="P6">%=DESTINATAIRE=%</text:p>
      <text:p text:style-name="P6">%=DATE_DEMANDE=%</text:p>
      <text:p text:style-name="P6">%=RENSEIGNEMENTS=%</text:p>
      <text:p text:style-name="P6">%=REPONSE=%</text:p>
      <text:p text:style-name="P6">%=SALUTATIONS=%</text:p>
      <text:p text:style-name="P9"/>
      <text:p text:style-name="P31"><text:span text:style-name="T1"><text:tab/></text:span><text:span text:style-name="T2">%#</text:span><text:span text:style-name="T3">include <text:s/>signatureRFM</text:span><text:span text:style-name="T2">#%</text:span></text:p>
      <text:p text:style-name="P3"/>
      <text:p text:style-name="P3"/>
      <text:p text:style-name="P14">%=VERSO=%</text:p>
      <text:h text:style-name="P29" text:outline-level="1"/>
      <text:h text:style-name="P30" text:outline-level="1"/>
      <text:h text:style-name="P30" text:outline-level="1">%=MEDECIN=%</text:h>
      <text:p text:style-name="P15"/>
      <text:p text:style-name="P7">%=DOCTEUR=%</text:p>
      <text:p text:style-name="P7">%=DROIT_PC=%</text:p>
      <text:p text:style-name="P16"><text:span text:style-name="T4">%=INTRO_LOI=% %</text:span><text:span text:style-name="T5">=QUOTE_LOI=%</text:span></text:p>
      <text:p text:style-name="P7">%=COMMUNICATION=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%=REPONSE_MEDECIN=%</text:p>
            <text:p text:style-name="P10"><text:tab/></text:p>
            <text:p text:style-name="P18">1.<text:tab/>%=PATIENT_REGIME=%</text:p>
            <text:p text:style-name="P19"><text:span text:style-name="T4"><text:tab/>%=REGIME_DIABETE=%</text:span></text:p>
            <text:p text:style-name="P20"><text:span text:style-name="T4"><text:tab/>%=REGIME_ALIMENTAIRE=% </text:span><text:span text:style-name="T5">%=DETAIL_REGIME=%</text:span><text:span text:style-name="T4"> <text:tab/><text:line-break/><text:tab/><text:line-break/><text:tab/></text:span></text:p>
            <text:p text:style-name="P21"><text:tab/><text:tab/></text:p>
            <text:p text:style-name="P28"><text:span text:style-name="T4">2.<text:tab/>%=SURVIE_PATIENT=% <text:tab/></text:span><text:span text:style-name="T4"> %=YES=%<text:tab/></text:span><text:span text:style-name="T4"> %=NO=%</text:span></text:p>
            <text:p text:style-name="P22">3.<text:tab/>%=DUREE_REGIME=% ………………………………………………………………</text:p>
            <text:p text:style-name="P23">4.<text:tab/>%=COUT_REGIME=%</text:p>
            <text:p text:style-name="P8"><text:span text:style-name="T4"><text:tab/></text:span><text:span text:style-name="T4"><text:tab/>%=YES=%<text:tab/></text:span><text:span text:style-name="T4"><text:tab/>%=NO=%</text:span></text:p>
            <text:p text:style-name="P13"><text:tab/>Sceau et signature du médecin</text:p>
            <text:p text:style-name="P11"/>
            <text:p text:style-name="P11"/>
            <text:p text:style-name="P11"/>
            <text:p text:style-name="P12"/>
            <text:p text:style-name="P24">%=DATE=% : <text:tab/></text:p>
          </table:table-cell>
        </table:table-row>
      </table:table>
      <text:p text:style-name="P26"/>
      <text:p text:style-name="P25">%=CONCLUSION=%</text:p>
      <text:p text:style-name="P27">%=SALUTATION_MEDECIN=%</text:p>
      <text:p text:style-name="P4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0T15:25:00</meta:creation-date>
    <dc:date>2015-11-23T13:20:42.73</dc:date>
    <meta:print-date>2009-04-23T14:46:00</meta:print-date>
    <meta:editing-cycles>21</meta:editing-cycles>
    <meta:editing-duration>PT3H17M58S</meta:editing-duration>
    <meta:document-statistic meta:table-count="1" meta:image-count="0" meta:object-count="0" meta:page-count="2" meta:paragraph-count="29" meta:word-count="50" meta:character-count="550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771692712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